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-type="string" table:style-name="Default" office:string-value="Basic Latin Symbols"/>
          <table:table-cell office:value-type="string" table:style-name="Default" office:string-value=" !&quot;#$%&amp;'()*+,-./:;&lt;=&gt;?@{|}~"/>
        </table:table-row>
        <table:table-row>
          <table:table-cell office:value-type="string" table:style-name="Default" office:string-value="Basic Latin Characters"/>
          <table:table-cell office:value-type="string" table:style-name="Default" office:string-value="ABCDXYZabcdxyz"/>
        </table:table-row>
        <table:table-row>
          <table:table-cell office:value-type="string" table:style-name="Default" office:string-value="Latin-1 Symbols"/>
          <table:table-cell office:value-type="string" table:style-name="Default" office:string-value=" ¡¢£¤¥¦§¨©ª«¬­®¯°±²³´µ¶·¸¹º»¼½¾¿"/>
        </table:table-row>
        <table:table-row>
          <table:table-cell office:value-type="string" table:style-name="Default" office:string-value="Latin-1 Characters"/>
          <table:table-cell office:value-type="string" table:style-name="Default" office:string-value="ÀÁÂÃÄÅÆÇÝÞßàáâãäåæçýþÿ"/>
        </table:table-row>
        <table:table-row>
          <table:table-cell office:value-type="string" table:style-name="Default" office:string-value="Cyrillic Characters"/>
          <table:table-cell office:value-type="string" table:style-name="Default" office:string-value="ЁЄІЇАБВГДабвгдёєіїӨө"/>
        </table:table-row>
        <table:table-row>
          <table:table-cell office:value-type="string" table:style-name="Default" office:string-value="Mixed Characters"/>
          <table:table-cell office:value-type="string" table:style-name="Default" office:string-value="ÀÁÂÃÄÅàáâãäåАБВГДабвгд"/>
        </table:table-row>
        <table:table-row>
          <table:table-cell office:value-type="string" table:style-name="Default" office:string-value="Multiple lines"/>
          <table:table-cell office:value-type="string" table:style-name="Default" office:string-value="Привет&#10;Привет&#10;Hello&#10;Hello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1:06:41.000</meta:creation-date>
  </office:meta>
</office:document-meta>
</file>